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 officeooo:paragraph-rsid="000b60c7"/>
    </style:style>
    <style:style style:name="P8" style:family="paragraph" style:parent-style-name="Text_20_body">
      <style:text-properties officeooo:rsid="00146e3e" officeooo:paragraph-rsid="0015c8b2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13712d" officeooo:paragraph-rsid="0013712d"/>
    </style:style>
    <style:style style:name="P23" style:family="paragraph" style:parent-style-name="Text_20_body" style:list-style-name="L2">
      <style:text-properties officeooo:rsid="001d4802" officeooo:paragraph-rsid="001d4802"/>
    </style:style>
    <style:style style:name="P24" style:family="paragraph" style:parent-style-name="Text_20_body" style:list-style-name="L2">
      <style:text-properties officeooo:rsid="001eef4e" officeooo:paragraph-rsid="001eef4e"/>
    </style:style>
    <style:style style:name="P25" style:family="paragraph" style:parent-style-name="Text_20_body" style:list-style-name="L3">
      <style:text-properties officeooo:rsid="001eef4e" officeooo:paragraph-rsid="001eef4e"/>
    </style:style>
    <style:style style:name="T1" style:family="text">
      <style:text-properties fo:color="#999966"/>
    </style:style>
    <style:style style:name="T2" style:family="text">
      <style:text-properties fo:color="#999966" officeooo:rsid="00211991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00a630" style:font-size-asian="12pt" style:font-size-complex="12pt"/>
    </style:style>
    <style:style style:name="T10" style:family="text">
      <style:text-properties officeooo:rsid="0000a630"/>
    </style:style>
    <style:style style:name="T11" style:family="text">
      <style:text-properties officeooo:rsid="0006c59a"/>
    </style:style>
    <style:style style:name="T12" style:family="text">
      <style:text-properties officeooo:rsid="0013712d"/>
    </style:style>
    <style:style style:name="T13" style:family="text">
      <style:text-properties officeooo:rsid="00191656"/>
    </style:style>
    <style:style style:name="T14" style:family="text">
      <style:text-properties officeooo:rsid="001b5363"/>
    </style:style>
    <style:style style:name="T15" style:family="text">
      <style:text-properties officeooo:rsid="001eef4e"/>
    </style:style>
    <style:style style:name="T16" style:family="text">
      <style:text-properties officeooo:rsid="0020f9ea"/>
    </style:style>
    <style:style style:name="T17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1" fo:font-size="24pt" fo:font-weight="bold" officeooo:rsid="0020f9ea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1" fo:font-size="24pt" fo:font-weight="bold" officeooo:rsid="0000a630" style:font-size-asian="24pt" style:font-weight-asian="bold" style:font-size-complex="24pt" style:font-weight-complex="bold"/>
    </style:style>
    <style:style style:name="T20" style:family="text">
      <style:text-properties style:font-name="Calibri" fo:font-size="12pt" officeooo:rsid="001eef4e"/>
    </style:style>
    <style:style style:name="T21" style:family="text">
      <style:text-properties style:font-name="Calibri" fo:font-size="12pt" officeooo:rsid="0020f9e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4" text:name="NumeroTema"/>
        <text:user-field-decl office:value-type="string" office:string-value="Introducción a Vue 2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14</text:span><text:span text:style-name="T17">. </text:span><text:span text:style-name="T17"><text:user-field-get text:name="Tema">Introducción a Vue 2</text:user-field-get></text:span></text:p>
      <text:p text:style-name="P5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ergio García</text:p>
      <text:p text:style-name="P12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4">201<text:span text:style-name="T16">9</text:span>/20<text:span text:style-name="T16">20</text:span></text:p>
      <text:p text:style-name="P13"><text:tab/><text:tab/><text:tab/><text:tab/><text:tab/><text:tab/><text:tab/><text:tab/><text:tab/><text:tab/>Versión:<text:date style:data-style-name="N104" text:date-value="2019-10-22T11:37:04.989776196">191022</text:date>.<text:time style:data-style-name="N105" text:time-value="2019-10-22T11:37:04.989922670">1136</text:time></text:p>
      <text:p text:style-name="P3"/>
      <text:p text:style-name="Standard"/>
      <text:p text:style-name="P17"/>
      <text:p text:style-name="P6">Licencia</text:p>
      <text:p text:style-name="Standard"/>
      <text:p text:style-name="P10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9"/>
      <text:p text:style-name="Notas_20_Informativas"><text:span text:style-name="T4"> </text:span>Atención</text:p>
      <text:p text:style-name="P9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1. Fechas<text:tab/>3</text:p>
          <text:p text:style-name="P15">2. Conocimientos previos<text:tab/>3</text:p>
          <text:p text:style-name="P15">3. Objetivos<text:tab/>3</text:p>
          <text:p text:style-name="P15">4. Contenidos<text:tab/>3</text:p>
          <text:p text:style-name="P15">5. Actividades<text:tab/>3</text:p>
          <text:p text:style-name="P15">6. Recomendaciones<text:tab/>3</text:p>
        </text:index-body>
      </text:table-of-content>
      <text:p text:style-name="Standard"/>
      <text:p text:style-name="P18"/>
      <text:p text:style-name="Titulo">UD<text:user-field-get text:name="NumeroTema">14</text:user-field-get>. <text:user-field-get text:name="Tema">Introducción a Vue 2</text:user-field-get></text:p>
      <text:h text:style-name="P19" text:outline-level="1">Fecha<text:span text:style-name="T11">s</text:span></text:h>
      <text:p text:style-name="Text_20_body"><text:span text:style-name="T10">Desde</text:span> <text:span text:style-name="T20">1</text:span><text:span text:style-name="T21">3</text:span>/<text:span text:style-name="T14">01</text:span>/20<text:span text:style-name="T16">20</text:span> to <text:span text:style-name="T20">0</text:span><text:span text:style-name="T21">2</text:span>/<text:span text:style-name="T14">02</text:span>/20<text:span text:style-name="T16">20</text:span>. <text:span text:style-name="T10">La duración de la unidad es de 3 semanas (21 horas)</text:span>.</text:p>
      <text:h text:style-name="P19" text:outline-level="1">Conocimientos previos</text:h>
      <text:list xml:id="list2839193522" text:style-name="L1">
        <text:list-item>
          <text:p text:style-name="P20"><text:span text:style-name="T10">Uso básico de sistemas operativos</text:span>.</text:p>
        </text:list-item>
        <text:list-item>
          <text:p text:style-name="P20"><text:span text:style-name="T10">Conocimientos generales del uso de entornos de desarrollo</text:span>.</text:p>
        </text:list-item>
        <text:list-item>
          <text:p text:style-name="P21">Conocimientos básicos de HTML.</text:p>
        </text:list-item>
        <text:list-item>
          <text:p text:style-name="P22">Conocimientos básicos de Javascript.</text:p>
        </text:list-item>
      </text:list>
      <text:h text:style-name="P19" text:outline-level="1">Objetivos</text:h>
      <text:list xml:id="list3820458593" text:style-name="L2">
        <text:list-item>
          <text:p text:style-name="P23">Conocer <text:span text:style-name="T15">el concepto de programación reactiva.</text:span></text:p>
        </text:list-item>
        <text:list-item>
          <text:p text:style-name="P24">Conocer el uso de la biblioteca Vue.</text:p>
        </text:list-item>
        <text:list-item>
          <text:p text:style-name="P24">Conocer bibliotecas auxiliares a Vue para aumentar sus posibilidades.</text:p>
        </text:list-item>
      </text:list>
      <text:h text:style-name="P19" text:outline-level="1">Contenidos</text:h>
      <text:list xml:id="list4284027937" text:style-name="L3">
        <text:list-item>
          <text:p text:style-name="P25">Programación reactiva.</text:p>
        </text:list-item>
        <text:list-item>
          <text:p text:style-name="P25">Biblioteca Vue con ejemplos.</text:p>
        </text:list-item>
        <text:list-item>
          <text:p text:style-name="P25">Bibliotecas auxiliares (router, Axios, etc...)</text:p>
        </text:list-item>
      </text:list>
      <text:h text:style-name="P19" text:outline-level="1">Actividades</text:h>
      <text:p text:style-name="P8"><text:span text:style-name="T10">Es muy importante leer los apuntes y realizar los ejercicios. Los ejercicios de esta unidad no son evaluables, pero son base para la realización de actividades en las próximas unidades didácticas</text:span>.</text:p>
      <text:h text:style-name="P19" text:outline-level="1">Recomendaciones</text:h>
      <text:p text:style-name="P7">Es necesario acudir a las TC con los conceptos principales estudiados. <text:span text:style-name="T12">Es muy importante comprender los ejemplos básicos antes de intentar ejercicios no evaluables.</text:span></text:p>
      <text:p text:style-name="P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11991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4" text:name="NumeroTema"/>
          <text:user-field-decl office:value-type="string" office:string-value="Introducción a Vue 2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4</text:user-field-get></text:span><text:span text:style-name="MT1">. </text:span><text:span text:style-name="MT1"><text:user-field-get text:name="Tema">Introducción a Vue 2</text:user-field-get></text:span></text:p>
      </style:header>
      <style:footer>
        <text:user-field-decls>
          <text:user-field-decl office:value-type="string" office:string-value="14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5M12S</meta:editing-duration>
    <meta:editing-cycles>40</meta:editing-cycles>
    <meta:generator>LibreOffice/6.3.2.2$Linux_X86_64 LibreOffice_project/30$Build-2</meta:generator>
    <dc:title>Plantilla CEED</dc:title>
    <dc:date>2019-10-22T11:37:04.842887394</dc:date>
    <meta:print-date>2016-09-19T01:24:23.102000000</meta:print-date>
    <meta:document-statistic meta:table-count="0" meta:image-count="1" meta:object-count="0" meta:page-count="3" meta:paragraph-count="47" meta:word-count="284" meta:character-count="1838" meta:non-whitespace-character-count="1595"/>
    <meta:template xlink:type="simple" xlink:actuate="onRequest" xlink:title="Plantilla CEED" xlink:href="../../.config/libreoffice/4/user/template/Plantilla%20CEED.ott" meta:date="2016-09-15T13:17:11.020000000"/>
  </office:meta>
</office:document-meta>
</file>